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5661in" svg:height="4.0886in" svg:x="7.1543in" svg:y="4.5776in">
            <draw:object draw:notify-on-update-of-ranges="Sheet1.G12:Sheet1.G19 Sheet1.H12:Sheet1.H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6"/>
          <table:table-cell office:value-type="float" office:value="650" calcext:value-type="float">
            <text:p>65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table:number-columns-repeated="6"/>
          <table:table-cell office:value-type="float" office:value="800" calcext:value-type="float">
            <text:p>800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table:number-columns-repeated="6"/>
          <table:table-cell office:value-type="float" office:value="1100" calcext:value-type="float">
            <text:p>1100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table:number-columns-repeated="6"/>
          <table:table-cell office:value-type="float" office:value="1050" calcext:value-type="float">
            <text:p>1050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table:number-columns-repeated="6"/>
          <table:table-cell office:value-type="float" office:value="2750" calcext:value-type="float">
            <text:p>275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6"/>
          <table:table-cell office:value-type="float" office:value="2500" calcext:value-type="float">
            <text:p>2500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table:number-columns-repeated="6"/>
          <table:table-cell office:value-type="float" office:value="3750" calcext:value-type="float">
            <text:p>375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table:number-columns-repeated="6"/>
          <table:table-cell office:value-type="float" office:value="3750" calcext:value-type="float">
            <text:p>3750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19:15:08.193496132</meta:creation-date>
    <dc:date>2020-07-23T19:20:54.301122522</dc:date>
    <meta:editing-duration>PT5M47S</meta:editing-duration>
    <meta:editing-cycles>1</meta:editing-cycles>
    <meta:document-statistic meta:table-count="1" meta:cell-count="16" meta:object-count="1"/>
    <meta:generator>LibreOffice/6.3.6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39cm" svg:height="10.386cm" xlink:href=".." xlink:type="simple" chart:class="chart:line" chart:style-name="ch1">
        <chart:legend chart:legend-position="end" svg:x="23.96cm" svg:y="4.645cm" style:legend-expansion="high" chart:style-name="ch2"/>
        <chart:plot-area chart:style-name="ch3" table:cell-range-address="Sheet1.G12:Sheet1.H19" svg:x="0.536cm" svg:y="0.207cm" svg:width="22.888cm" svg:height="9.972cm">
          <chartooo:coordinate-region svg:x="1.951cm" svg:y="0.487cm" svg:width="21.379cm" svg:height="9.0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12:Sheet1.G19" chart:class="chart:line">
            <chart:data-point chart:repeated="8"/>
          </chart:series>
          <chart:series chart:style-name="ch8" chart:values-cell-range-address="Sheet1.H12:Sheet1.H19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0">
                <text:p>650</text:p>
                <draw:g>
                  <svg:desc>Sheet1.G12:Sheet1.G19</svg:desc>
                </draw:g>
              </table:table-cell>
              <table:table-cell office:value-type="float" office:value="4000">
                <text:p>4000</text:p>
                <draw:g>
                  <svg:desc>Sheet1.H12:Sheet1.H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">
                <text:p>800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0">
                <text:p>1100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0">
                <text:p>105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50">
                <text:p>275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">
                <text:p>250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50">
                <text:p>375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50">
                <text:p>375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